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bde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bde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bde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bde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bde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bde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bde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bde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bde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bde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bde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bde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bde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bde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bde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bde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bde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Ysabela Valentina Aguilera Valdiviez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7/6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485517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onald Antonio Aguilera Boliv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287687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8.14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81" meta:non-whitespace-character-count="1013"/>
    <meta:template xlink:type="simple" xlink:actuate="onRequest" xlink:title="Normal" xlink:href=""/>
  </office:meta>
</office:document-meta>
</file>